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1.239cm" fo:min-width="2.00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2.002cm" fo:min-width="7.3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svg:stroke-opacity="0%" draw:fill="none" draw:fill-color="#000000" draw:textarea-horizontal-align="justify" draw:textarea-vertical-align="middle" draw:auto-grow-height="false" fo:min-height="0.223cm" fo:min-width="4.29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00f8ff" draw:fill="none" draw:fill-color="#729fcf" draw:textarea-horizontal-align="justify" draw:textarea-vertical-align="middle" draw:auto-grow-height="false" fo:min-height="2.545cm" fo:min-width="24.138cm"/>
    </style:style>
    <style:style style:name="gr5" style:family="graphic" style:parent-style-name="objectwithoutfill">
      <style:graphic-properties draw:stroke="dash" draw:stroke-dash="Long_20_Dash" svg:stroke-color="#00fdff" draw:fill="solid" draw:textarea-vertical-align="middle"/>
    </style:style>
    <style:style style:name="gr6" style:family="graphic" style:parent-style-name="standard">
      <style:graphic-properties svg:stroke-width="0.035cm" svg:stroke-color="#00fdff" draw:marker-start-width="0.252cm" draw:marker-end-width="0.252cm" svg:stroke-opacity="0%" draw:fill="none" draw:fill-color="#000000" draw:textarea-horizontal-align="justify" draw:textarea-vertical-align="middle" draw:auto-grow-height="false" fo:min-height="0.223cm" fo:min-width="4.292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0.732cm" fo:min-width="11.40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0.732cm" fo:min-width="11.15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0.732cm" fo:min-width="24.10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color="#00fdff" draw:fill-color="#383d3c" draw:textarea-horizontal-align="justify" draw:textarea-vertical-align="top" draw:auto-grow-height="false" fo:min-height="1.022cm" fo:min-width="10.931cm" fo:wrap-option="no-wrap"/>
      <style:paragraph-properties style:writing-mode="lr-tb"/>
    </style:style>
    <style:style style:name="gr11" style:family="graphic" style:parent-style-name="objectwithoutfill">
      <style:graphic-properties svg:stroke-width="0.018cm" svg:stroke-color="#00fdff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draw:stroke-dash="Long_20_Dash" svg:stroke-color="#00fdff" draw:fill="solid" draw:textarea-vertical-align="middle"/>
    </style:style>
    <style:style style:name="gr13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18cm" svg:stroke-color="#00fdff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svg:stroke-width="0.035cm" draw:marker-start-width="0.252cm" draw:marker-end-width="0.252cm" svg:stroke-opacity="0%" draw:fill="none" draw:fill-color="#000000" draw:textarea-horizontal-align="justify" draw:textarea-vertical-align="middle" draw:auto-grow-height="false" fo:min-height="0.733cm" fo:min-width="2.76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1.747cm" fo:min-width="2.00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fdff" draw:marker-start-width="0.252cm" draw:marker-end-width="0.252cm" draw:fill="none" draw:fill-color="#000000" draw:textarea-horizontal-align="justify" draw:textarea-vertical-align="middle" draw:auto-grow-height="false" fo:min-height="1.748cm" fo:min-width="1.752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svg:stroke-width="0.018cm" svg:stroke-color="#00fdff" draw:marker-start="Arrow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35cm" draw:marker-start-width="0.252cm" draw:marker-end-width="0.252cm" svg:stroke-opacity="0%" draw:fill="none" draw:fill-color="#000000" draw:textarea-horizontal-align="justify" draw:textarea-vertical-align="middle" draw:auto-grow-height="false" fo:min-height="0.733cm" fo:min-width="1.498cm" fo:padding-top="0.142cm" fo:padding-bottom="0.142cm" fo:padding-left="0.267cm" fo:padding-right="0.267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fdff" fo:font-size="9.89999961853027pt" style:font-size-asian="10pt" style:font-size-complex="10pt"/>
    </style:style>
    <style:style style:name="P2" style:family="paragraph">
      <loext:graphic-properties draw:fill="none" draw:fill-color="#000000"/>
      <style:paragraph-properties fo:text-align="center" style:writing-mode="lr-tb"/>
      <style:text-properties fo:color="#00fdff" fo:font-size="9.89999961853027pt" style:font-size-asian="10pt" style:font-size-complex="10pt"/>
    </style:style>
    <style:style style:name="P3" style:family="paragraph">
      <style:paragraph-properties fo:text-align="start" style:writing-mode="lr-tb"/>
      <style:text-properties fo:color="#00fdff" fo:font-size="9.89999961853027pt" style:font-size-asian="10pt" style:font-size-complex="10pt"/>
    </style:style>
    <style:style style:name="P4" style:family="paragraph">
      <loext:graphic-properties draw:fill="none" draw:fill-color="#000000"/>
      <style:paragraph-properties fo:text-align="start" style:writing-mode="lr-tb"/>
      <style:text-properties fo:color="#00fdff" fo:font-size="9.89999961853027pt" style:font-size-asian="10pt" style:font-size-complex="10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 style:writing-mode="lr-tb"/>
      <style:text-properties fo:color="#00fdff" style:font-name="Arial" fo:font-size="9.89999961853027pt" style:font-size-asian="10pt" style:font-size-complex="10pt"/>
    </style:style>
    <style:style style:name="P8" style:family="paragraph">
      <loext:graphic-properties draw:fill-color="#383d3c"/>
      <style:paragraph-properties fo:text-align="start" style:writing-mode="lr-tb"/>
      <style:text-properties fo:color="#00fdff" style:font-name="Arial" fo:font-size="9.89999961853027pt" style:font-size-asian="10pt" style:font-size-complex="10pt"/>
    </style:style>
    <style:style style:name="P9" style:family="paragraph">
      <style:paragraph-properties fo:text-align="start" style:writing-mode="lr-tb"/>
      <style:text-properties fo:color="#00fdff" fo:font-size="9.89999961853027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000000"/>
      <style:paragraph-properties fo:text-align="start" style:writing-mode="lr-tb"/>
      <style:text-properties fo:color="#00fdff" fo:font-size="9.89999961853027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fdff" fo:font-size="10pt" style:font-size-asian="10pt" style:font-size-complex="10pt"/>
    </style:style>
    <style:style style:name="T2" style:family="text">
      <style:text-properties fo:color="#00fdff" style:font-name="Arial" fo:font-size="10pt" style:font-size-asian="10pt" style:font-size-complex="10pt"/>
    </style:style>
    <style:style style:name="T3" style:family="text">
      <style:text-properties fo:color="#00fd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523cm" svg:x="2.54cm" svg:y="20.319cm">
          <text:p text:style-name="P1"><text:span text:style-name="T1">docker</text:span></text:p>
          <text:p text:style-name="P1"><text:span text:style-name="T1">build pod</text:span></text:p>
          <text:p text:style-name="P1"><text:span text:style-name="T1">(dind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74cm" svg:height="2.286cm" svg:x="2.54cm" svg:y="23.876cm">
          <text:p text:style-name="P3"><text:span text:style-name="T1">blob (MinIO)</text:span></text:p>
          <text:p text:style-name="P3"><text:span text:style-name="T1">- models, version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74cm" svg:height="2.286cm" svg:x="10.922cm" svg:y="23.876cm">
          <text:p text:style-name="P3"><text:span text:style-name="T1">structured (postgres)</text:span></text:p>
          <text:p text:style-name="P3"><text:span text:style-name="T1">- observation uuids</text:span></text:p>
          <text:p text:style-name="P3"><text:span text:style-name="T1">- model tags</text:span></text:p>
          <text:p text:style-name="P3"><text:span text:style-name="T1">- met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874cm" svg:height="2.286cm" svg:x="19.304cm" svg:y="23.876cm">
          <text:p text:style-name="P3"><text:span text:style-name="T1">NoSQL (cassandra ring)</text:span></text:p>
          <text:p text:style-name="P3"><text:span text:style-name="T1">- observ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826cm" svg:height="0.507cm" svg:x="2.54cm" svg:y="15.747cm">
          <text:p text:style-name="P3"><text:span text:style-name="T1">horovod r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.638cm" svg:height="2.795cm" svg:x="2.54cm" svg:y="15.74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54cm" svg:y1="22.859cm" svg:x2="27.178cm" svg:y2="22.859cm">
          <text:p/>
        </draw:line>
        <draw:custom-shape draw:style-name="gr3" draw:text-style-name="P4" draw:layer="layout" svg:width="4.826cm" svg:height="0.507cm" svg:x="2.54cm" svg:y="22.859cm">
          <text:p text:style-name="P3"><text:span text:style-name="T1">storag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54cm" svg:y1="19.303cm" svg:x2="27.178cm" svg:y2="19.303cm">
          <text:p/>
        </draw:line>
        <draw:custom-shape draw:style-name="gr6" draw:text-style-name="P4" draw:layer="layout" svg:width="4.826cm" svg:height="0.507cm" svg:x="2.54cm" svg:y="19.303cm">
          <text:p text:style-name="P3"><text:span text:style-name="T1">init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54cm" svg:y1="26.923cm" svg:x2="27.178cm" svg:y2="26.923cm">
          <text:p/>
        </draw:line>
        <draw:custom-shape draw:style-name="gr3" draw:text-style-name="P4" draw:layer="layout" svg:width="4.826cm" svg:height="0.507cm" svg:x="2.54cm" svg:y="26.923cm">
          <text:p text:style-name="P3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523cm" svg:x="5.842cm" svg:y="20.319cm">
          <text:p text:style-name="P1"><text:span text:style-name="T1">storage</text:span></text:p>
          <text:p text:style-name="P1"><text:span text:style-name="T1">init jo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1.938cm" svg:height="1.016cm" svg:x="2.54cm" svg:y="27.94cm">
          <text:p text:style-name="P3"><text:span text:style-name="T1">kubernetes (AKS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684cm" svg:height="1.016cm" svg:x="15.494cm" svg:y="27.94cm">
          <text:p text:style-name="P3"><text:span text:style-name="T1">docker registry (AC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4.638cm" svg:height="1.016cm" svg:x="2.54cm" svg:y="29.464cm">
          <text:p text:style-name="P3"><text:span text:style-name="T1">terraf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1.43cm" svg:height="1.271cm" svg:x="2.54cm" svg:y="13.714cm">
          <text:p text:style-name="P7"><text:span text:style-name="T2">- simulation writes observations to cassandra, registers with postgres</text:span></text:p>
          <text:p text:style-name="P7"><text:span text:style-name="T2">- optimization samples from cassandra, writes models to minio</text:span></text:p>
          <draw:enhanced-geometry svg:viewBox="0 0 21600 21600" draw:glue-points="10800 0 0 10800 10800 21600 21600 10800 ?f40 ?f41" draw:text-areas="0 0 21600 21600" draw:type="rectangular-callout" draw:modifiers="18416.0265943487 29071.6981132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2.54cm" svg:height="1.523cm" svg:x="10.922cm" svg:y="16.255cm">
          <text:p text:style-name="P1"><text:span text:style-name="T1">simulat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54cm" svg:y1="12.953cm" svg:x2="27.178cm" svg:y2="12.953cm">
          <text:p/>
        </draw:line>
        <draw:custom-shape draw:style-name="gr3" draw:text-style-name="P4" draw:layer="layout" svg:width="4.826cm" svg:height="0.507cm" svg:x="2.54cm" svg:y="12.953cm">
          <text:p text:style-name="P3"><text:span text:style-name="T1">machine learn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523cm" svg:x="16.51cm" svg:y="16.255cm">
          <text:p text:style-name="P1"><text:span text:style-name="T1">distributed</text:span><text:span text:style-name="T1"><text:line-break/></text:span><text:span text:style-name="T1">optimiza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3.462cm" svg:y1="16.508cm" svg:x2="16.51cm" svg:y2="16.508cm">
          <text:p/>
        </draw:line>
        <draw:line draw:style-name="gr11" draw:text-style-name="P6" draw:layer="layout" svg:x1="16.51cm" svg:y1="17.524cm" svg:x2="13.462cm" svg:y2="17.524cm">
          <text:p/>
        </draw:line>
        <draw:line draw:style-name="gr12" draw:text-style-name="P6" draw:layer="layout" svg:x1="0.254cm" svg:y1="12.192cm" svg:x2="27.178cm" svg:y2="12.192cm">
          <text:p/>
        </draw:line>
        <draw:custom-shape draw:style-name="gr3" draw:text-style-name="P10" draw:layer="layout" svg:width="4.826cm" svg:height="0.507cm" svg:x="0.254cm" svg:y="12.192cm">
          <text:p text:style-name="P9"><text:span text:style-name="T3">layered architecture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0.254cm" svg:y1="0.254cm" svg:x2="27.178cm" svg:y2="0.254cm">
          <text:p/>
        </draw:line>
        <draw:custom-shape draw:style-name="gr3" draw:text-style-name="P10" draw:layer="layout" svg:width="4.826cm" svg:height="0.507cm" svg:x="0.254cm" svg:y="0.254cm">
          <text:p text:style-name="P9"><text:span text:style-name="T3">conceptual architectur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4.318cm" svg:y="3.04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4.318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6.604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6.604cm" svg:y="6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9.652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9.652cm" svg:y="6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11.938cm" svg:y="3.0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11.938cm" svg:y="5.08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8.128cm" svg:y1="1.778cm" svg:x2="9.652cm" svg:y2="1.778cm">
          <text:p/>
        </draw:line>
        <draw:line draw:style-name="gr14" draw:text-style-name="P6" draw:layer="layout" svg:x1="8.128cm" svg:y1="7.366cm" svg:x2="9.652cm" svg:y2="7.366cm">
          <text:p/>
        </draw:line>
        <draw:line draw:style-name="gr14" draw:text-style-name="P6" draw:layer="layout" svg:x1="5.08cm" svg:y1="4.064cm" svg:x2="5.08cm" svg:y2="5.08cm">
          <text:p/>
        </draw:line>
        <draw:line draw:style-name="gr14" draw:text-style-name="P6" draw:layer="layout" svg:x1="12.7cm" svg:y1="4.064cm" svg:x2="12.7cm" svg:y2="5.08cm">
          <text:p/>
        </draw:line>
        <draw:line draw:style-name="gr14" draw:text-style-name="P6" draw:layer="layout" svg:x1="6.604cm" svg:y1="2.286cm" svg:x2="5.842cm" svg:y2="3.048cm">
          <text:p/>
        </draw:line>
        <draw:line draw:style-name="gr14" draw:text-style-name="P6" draw:layer="layout" svg:x1="11.938cm" svg:y1="6.096cm" svg:x2="11.176cm" svg:y2="6.858cm">
          <text:p/>
        </draw:line>
        <draw:line draw:style-name="gr14" draw:text-style-name="P6" draw:layer="layout" svg:x1="6.604cm" svg:y1="6.858cm" svg:x2="5.842cm" svg:y2="6.096cm">
          <text:p/>
        </draw:line>
        <draw:line draw:style-name="gr14" draw:text-style-name="P6" draw:layer="layout" svg:x1="11.938cm" svg:y1="3.048cm" svg:x2="11.176cm" svg:y2="2.286cm">
          <text:p/>
        </draw:line>
        <draw:custom-shape draw:style-name="gr15" draw:text-style-name="P2" draw:layer="layout" svg:width="3.302cm" svg:height="1.017cm" svg:x="7.366cm" svg:y="4.064cm">
          <text:p text:style-name="P1"><text:span text:style-name="T1">horovod &amp; </text:span></text:p>
          <text:p text:style-name="P1"><text:span text:style-name="T1">simulation r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17.018cm" svg:y="3.0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17.018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19.304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19.304cm" svg:y="6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22.352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22.352cm" svg:y="6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24.638cm" svg:y="3.0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1.016cm" svg:x="24.638cm" svg:y="5.08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0.828cm" svg:y1="1.778cm" svg:x2="22.352cm" svg:y2="1.778cm">
          <text:p/>
        </draw:line>
        <draw:line draw:style-name="gr14" draw:text-style-name="P6" draw:layer="layout" svg:x1="20.828cm" svg:y1="7.366cm" svg:x2="22.352cm" svg:y2="7.366cm">
          <text:p/>
        </draw:line>
        <draw:line draw:style-name="gr14" draw:text-style-name="P6" draw:layer="layout" svg:x1="17.78cm" svg:y1="4.064cm" svg:x2="17.78cm" svg:y2="5.08cm">
          <text:p/>
        </draw:line>
        <draw:line draw:style-name="gr14" draw:text-style-name="P6" draw:layer="layout" svg:x1="25.4cm" svg:y1="4.064cm" svg:x2="25.4cm" svg:y2="5.08cm">
          <text:p/>
        </draw:line>
        <draw:line draw:style-name="gr14" draw:text-style-name="P6" draw:layer="layout" svg:x1="19.304cm" svg:y1="2.286cm" svg:x2="18.542cm" svg:y2="3.048cm">
          <text:p/>
        </draw:line>
        <draw:line draw:style-name="gr14" draw:text-style-name="P6" draw:layer="layout" svg:x1="24.638cm" svg:y1="6.096cm" svg:x2="23.876cm" svg:y2="6.858cm">
          <text:p/>
        </draw:line>
        <draw:line draw:style-name="gr14" draw:text-style-name="P6" draw:layer="layout" svg:x1="19.304cm" svg:y1="6.858cm" svg:x2="18.542cm" svg:y2="6.096cm">
          <text:p/>
        </draw:line>
        <draw:line draw:style-name="gr14" draw:text-style-name="P6" draw:layer="layout" svg:x1="24.638cm" svg:y1="3.048cm" svg:x2="23.876cm" svg:y2="2.286cm">
          <text:p/>
        </draw:line>
        <draw:custom-shape draw:style-name="gr15" draw:text-style-name="P2" draw:layer="layout" svg:width="3.302cm" svg:height="1.017cm" svg:x="20.066cm" svg:y="4.064cm">
          <text:p text:style-name="P1"><text:span text:style-name="T1">cassandra</text:span></text:p>
          <text:p text:style-name="P1"><text:span text:style-name="T1">replay r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54cm" svg:height="2.031cm" svg:x="9.652cm" svg:y="9.145cm">
          <text:p text:style-name="P3"><text:span text:style-name="T1">posgres</text:span></text:p>
          <text:p text:style-name="P3"><text:span text:style-name="T1">observation</text:span></text:p>
          <text:p text:style-name="P3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286cm" svg:height="2.032cm" svg:x="6.604cm" svg:y="9.144cm">
          <text:p text:style-name="P3"><text:span text:style-name="T1">minio</text:span></text:p>
          <text:p text:style-name="P3"><text:span text:style-name="T1">model</text:span></text:p>
          <text:p text:style-name="P3"><text:span text:style-name="T1">version</text:span></text:p>
          <text:p text:style-name="P3"><text:span text:style-name="T1">storage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858cm" svg:y1="7.874cm" svg:x2="6.858cm" svg:y2="9.144cm">
          <text:p/>
        </draw:line>
        <draw:line draw:style-name="gr11" draw:text-style-name="P6" draw:layer="layout" svg:x1="9.906cm" svg:y1="7.874cm" svg:x2="9.906cm" svg:y2="9.144cm">
          <text:p/>
        </draw:line>
        <draw:line draw:style-name="gr18" draw:text-style-name="P6" draw:layer="layout" svg:x1="13.716cm" svg:y1="5.588cm" svg:x2="16.764cm" svg:y2="5.588cm">
          <text:p/>
        </draw:line>
        <draw:custom-shape draw:style-name="gr19" draw:text-style-name="P2" draw:layer="layout" svg:width="2.032cm" svg:height="1.017cm" svg:x="14.224cm" svg:y="5.842cm">
          <text:p text:style-name="P1"><text:span text:style-name="T1">write &amp;</text:span></text:p>
          <text:p text:style-name="P1"><text:span text:style-name="T1">Sample</text:span></text:p>
          <text:p text:style-name="P1"><text:span text:style-name="T1">transi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30.98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65cm" svg:height="7.047cm" svg:x="2.464cm" svg:y="2.397cm"/>
      <draw:page-thumbnail draw:layer="backgroundobjects" svg:width="6.365cm" svg:height="7.047cm" svg:x="2.464cm" svg:y="10.445cm"/>
      <draw:page-thumbnail draw:layer="backgroundobjects" svg:width="6.365cm" svg:height="7.047cm" svg:x="2.464cm" svg:y="18.493cm"/>
      <draw:page-thumbnail draw:layer="backgroundobjects" svg:width="6.365cm" svg:height="7.047cm" svg:x="12.759cm" svg:y="2.397cm"/>
      <draw:page-thumbnail draw:layer="backgroundobjects" svg:width="6.365cm" svg:height="7.047cm" svg:x="12.759cm" svg:y="10.445cm"/>
      <draw:page-thumbnail draw:layer="backgroundobjects" svg:width="6.365cm" svg:height="7.047cm" svg:x="12.759cm" svg:y="18.4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4cm" presentation:class="title" presentation:placeholder="true">
        <draw:text-box/>
      </draw:frame>
      <draw:frame presentation:style-name="Default-outline1" draw:layer="backgroundobjects" svg:width="25.191cm" svg:height="9.133cm" svg:x="1.399cm" svg:y="3.681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4T16:10:04.880000000</meta:creation-date>
    <dc:date>2021-04-11T07:54:56.800000000</dc:date>
    <meta:editing-duration>PT46M45S</meta:editing-duration>
    <meta:editing-cycles>14</meta:editing-cycles>
    <meta:generator>LibreOffice/6.4.7.2$Windows_X86_64 LibreOffice_project/639b8ac485750d5696d7590a72ef1b496725cfb5</meta:generator>
    <meta:document-statistic meta:object-count="90"/>
  </office:meta>
</office:document-meta>
</file>